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F8000002C88943DAD0.png"/>
  <manifest:file-entry manifest:media-type="image/png" manifest:full-path="Pictures/10000201000000EB000000EB38D6938C.png"/>
  <manifest:file-entry manifest:media-type="image/png" manifest:full-path="Pictures/1000020100000200000002006908EB71.png"/>
  <manifest:file-entry manifest:media-type="image/png" manifest:full-path="Pictures/10000201000002F8000002C8B1F4E760.png"/>
  <manifest:file-entry manifest:media-type="image/png" manifest:full-path="Pictures/100002010000023C0000023C2580FBB3.png"/>
  <manifest:file-entry manifest:media-type="image/png" manifest:full-path="Pictures/1000020100000258000002587D7F8941.png"/>
  <manifest:file-entry manifest:media-type="image/png" manifest:full-path="Pictures/10000201000000EB000000EB8BF7B08E.png"/>
  <manifest:file-entry manifest:media-type="image/png" manifest:full-path="Pictures/100002010000023C0000023C253CAA2E.png"/>
  <manifest:file-entry manifest:media-type="image/png" manifest:full-path="Pictures/1000020100000200000002000E2E548B.png"/>
  <manifest:file-entry manifest:media-type="image/png" manifest:full-path="Pictures/100002010000025800000258720FA307.png"/>
  <manifest:file-entry manifest:media-type="image/png" manifest:full-path="Pictures/10000201000007D0000007D004A073A6.png"/>
  <manifest:file-entry manifest:media-type="image/png" manifest:full-path="Pictures/10000201000007D0000007D09A8D23D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raz3" text:anchor-type="paragraph" svg:x="4.489cm" svg:y="1.563cm" svg:width="3.39cm" svg:height="3.39cm" draw:z-index="0"><draw:image xlink:href="Pictures/10000201000007D0000007D09A8D23D7.png" xlink:type="simple" xlink:show="embed" xlink:actuate="onLoad"/></draw:frame><draw:frame draw:style-name="fr1" draw:name="Obraz4" text:anchor-type="paragraph" svg:x="4.489cm" svg:y="4.951cm" svg:width="3.39cm" svg:height="3.39cm" draw:z-index="1"><draw:image xlink:href="Pictures/10000201000007D0000007D004A073A6.png" xlink:type="simple" xlink:show="embed" xlink:actuate="onLoad"/></draw:frame><draw:frame draw:style-name="fr1" draw:name="Obraz2" text:anchor-type="paragraph" svg:x="7.878cm" svg:y="1.563cm" svg:width="3.39cm" svg:height="3.39cm" draw:z-index="2"><draw:image xlink:href="Pictures/1000020100000200000002006908EB71.png" xlink:type="simple" xlink:show="embed" xlink:actuate="onLoad"/></draw:frame><draw:frame draw:style-name="fr1" draw:name="Obraz5" text:anchor-type="paragraph" svg:x="1.101cm" svg:y="1.563cm" svg:width="3.39cm" svg:height="3.39cm" draw:z-index="3"><draw:image xlink:href="Pictures/10000201000000EB000000EB38D6938C.png" xlink:type="simple" xlink:show="embed" xlink:actuate="onLoad"/></draw:frame><draw:frame draw:style-name="fr1" draw:name="Obraz6" text:anchor-type="paragraph" svg:x="1.101cm" svg:y="4.951cm" svg:width="3.39cm" svg:height="3.39cm" draw:z-index="4"><draw:image xlink:href="Pictures/10000201000000EB000000EB8BF7B08E.png" xlink:type="simple" xlink:show="embed" xlink:actuate="onLoad"/></draw:frame><draw:frame draw:style-name="fr1" draw:name="Obraz7" text:anchor-type="paragraph" svg:x="7.878cm" svg:y="4.951cm" svg:width="3.39cm" svg:height="3.39cm" draw:z-index="5"><draw:image xlink:href="Pictures/1000020100000200000002000E2E548B.png" xlink:type="simple" xlink:show="embed" xlink:actuate="onLoad"/></draw:frame><draw:frame draw:style-name="fr1" draw:name="Obraz10" text:anchor-type="paragraph" svg:x="1.101cm" svg:y="8.34cm" svg:width="3.39cm" svg:height="3.39cm" draw:z-index="6"><draw:image xlink:href="Pictures/1000020100000258000002587D7F8941.png" xlink:type="simple" xlink:show="embed" xlink:actuate="onLoad"/></draw:frame><draw:frame draw:style-name="fr1" draw:name="Obraz11" text:anchor-type="paragraph" svg:x="4.489cm" svg:y="8.34cm" svg:width="3.39cm" svg:height="3.39cm" draw:z-index="7"><draw:image xlink:href="Pictures/100002010000023C0000023C253CAA2E.png" xlink:type="simple" xlink:show="embed" xlink:actuate="onLoad"/></draw:frame><draw:frame draw:style-name="fr1" draw:name="Obraz12" text:anchor-type="paragraph" svg:x="7.878cm" svg:y="8.34cm" svg:width="3.39cm" svg:height="3.39cm" draw:z-index="8"><draw:image xlink:href="Pictures/10000201000002F8000002C88943DAD0.png" xlink:type="simple" xlink:show="embed" xlink:actuate="onLoad"/></draw:frame><draw:frame draw:style-name="fr1" draw:name="Obraz14" text:anchor-type="paragraph" svg:x="1.101cm" svg:y="11.728cm" svg:width="3.39cm" svg:height="3.39cm" draw:z-index="9"><draw:image xlink:href="Pictures/100002010000025800000258720FA307.png" xlink:type="simple" xlink:show="embed" xlink:actuate="onLoad"/></draw:frame><draw:frame draw:style-name="fr1" draw:name="Obraz15" text:anchor-type="paragraph" svg:x="4.489cm" svg:y="11.728cm" svg:width="3.39cm" svg:height="3.39cm" draw:z-index="10"><draw:image xlink:href="Pictures/100002010000023C0000023C2580FBB3.png" xlink:type="simple" xlink:show="embed" xlink:actuate="onLoad"/></draw:frame><draw:frame draw:style-name="fr1" draw:name="Obraz16" text:anchor-type="paragraph" svg:x="7.878cm" svg:y="11.728cm" svg:width="3.39cm" svg:height="3.39cm" draw:z-index="11"><draw:image xlink:href="Pictures/10000201000002F8000002C8B1F4E76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10-22T22:36:13.12</dc:date>
    <meta:editing-duration>PT17M51S</meta:editing-duration>
    <meta:editing-cycles>5</meta:editing-cycles>
    <meta:generator>OpenOffice/4.1.2$Win32 OpenOffice.org_project/412m3$Build-9782</meta:generator>
    <meta:document-statistic meta:table-count="0" meta:image-count="12" meta:object-count="0" meta:page-count="1" meta:paragraph-count="0" meta:word-count="0" meta:character-count="0"/>
    <dc:creator>Administrator Wszechswiata</dc:creator>
  </office:meta>
</office:document-meta>
</file>